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C0000012CF2DC345AAEC4DBA5.png" manifest:media-type="image/png"/>
  <manifest:file-entry manifest:full-path="Pictures/10002168000028E600001F02C045C679746C0BC3.svg" manifest:media-type="image/svg+xml"/>
  <manifest:file-entry manifest:full-path="Pictures/1000150800001A6700001653BC0C5539F919BDB8.svg" manifest:media-type="image/svg+xml"/>
  <manifest:file-entry manifest:full-path="Pictures/10000201000000FF000000D8E3FF593F2A77A9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081cm" svg:stroke-color="#58595b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758cm" svg:height="5.714cm" svg:x="1.381cm" svg:y="4.429cm">
          <draw:image xlink:href="Pictures/1000150800001A6700001653BC0C5539F919BDB8.svg" xlink:type="simple" xlink:show="embed" xlink:actuate="onLoad">
            <text:p/>
          </draw:image>
          <draw:image xlink:href="Pictures/10000201000000FF000000D8E3FF593F2A77A903.png" xlink:type="simple" xlink:show="embed" xlink:actuate="onLoad"/>
        </draw:frame>
        <draw:frame draw:style-name="gr1" draw:text-style-name="P1" draw:layer="layout" svg:width="10.469cm" svg:height="7.937cm" svg:x="9.2cm" svg:y="3.921cm">
          <draw:image xlink:href="Pictures/10002168000028E600001F02C045C679746C0BC3.svg" xlink:type="simple" xlink:show="embed" xlink:actuate="onLoad">
            <text:p/>
          </draw:image>
          <draw:image xlink:href="Pictures/100002010000018C0000012CF2DC345AAEC4DBA5.png" xlink:type="simple" xlink:show="embed" xlink:actuate="onLoad"/>
        </draw:frame>
        <draw:line draw:style-name="gr2" draw:text-style-name="P2" draw:layer="layout" svg:x1="8.493cm" svg:y1="3.159cm" svg:x2="8.493cm" svg:y2="12.6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07:01:51.457290357</meta:creation-date>
    <dc:date>2019-02-12T07:05:21.076320720</dc:date>
    <meta:editing-duration>PT31S</meta:editing-duration>
    <meta:editing-cycles>1</meta:editing-cycles>
    <meta:document-statistic meta:object-count="3"/>
    <meta:generator>LibreOffice/6.0.7.3$Linux_X86_64 LibreOffice_project/00m0$Build-3</meta:generator>
  </office:meta>
</office:document-meta>
</file>